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style>
    <style:style style:name="T4" style:family="text">
      <style:text-properties style:font-name="Courier New" fo:font-size="11pt" style:font-size-asian="11pt" style:font-size-complex="11pt"/>
    </style:style>
    <style:style style:name="T5" style:family="text">
      <style:text-properties style:font-name="Courier New" fo:font-size="11pt" fo:font-style="normal" style:font-size-asian="11pt" style:font-style-asian="normal" style:font-size-complex="11pt" style:font-style-complex="normal"/>
    </style:style>
    <style:style style:name="T6" style:family="text">
      <style:text-properties style:font-name="Courier New" fo:font-size="12pt" style:font-size-asian="12pt" style:font-size-complex="12pt"/>
    </style:style>
    <style:style style:name="T7" style:family="text">
      <style:text-properties fo:font-size="11pt" style:font-size-asian="11pt" style:font-size-complex="11pt"/>
    </style:style>
    <style:style style:name="T8" style:family="text">
      <style:text-properties fo:font-size="12pt" style:font-size-asian="12pt" style:font-size-complex="12pt"/>
    </style:style>
    <style:style style:name="T9" style:family="text">
      <style:text-properties fo:color="#666666" style:font-name="Courier New" fo:font-size="11pt" style:font-size-asian="11pt" style:font-size-complex="11pt"/>
    </style:style>
    <style:style style:name="T10" style:family="text">
      <style:text-properties fo:font-size="16pt" fo:font-weight="bold" style:font-size-asian="16pt" style:font-weight-asian="bold" style:font-size-complex="16pt" style:font-weight-complex="bold"/>
    </style:style>
    <style:style style:name="T11" style:family="text">
      <style:text-properties fo:color="#800000" style:font-name="Courier New" fo:font-size="11pt" style:font-size-asian="11pt" style:font-size-complex="11pt"/>
    </style:style>
    <style:style style:name="T12" style:family="text">
      <style:text-properties style:font-name="Courier 10 Pitch"/>
    </style:style>
    <style:style style:name="T13" style:family="text">
      <style:text-properties style:font-name="Courier 10 Pitch" fo:font-size="11pt" style:font-size-asian="11pt" style:font-size-complex="11pt"/>
    </style:style>
    <style:style style:name="T14" style:family="text">
      <style:text-properties style:font-name="Courier 10 Pitch" fo:font-size="12pt" style:font-size-asian="10.5pt" style:font-size-complex="12pt"/>
    </style:style>
    <style:style style:name="T15" style:family="text">
      <style:text-properties style:font-name="Courier 10 Pitch"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0">Adding Your Own Modules to Métamorphose2</text:span><text:line-break/><text:line-break/>With Métamorphose2, you can make your own modules and have them appear as operations in the -Renamer- panel. This is useful if you have some specific renaming requirements that are not implemented in Métamorphose, while still allowing you to use the full capabilities of the renaming engine. Indeed, any functionality already present can be integrated into your custom module.<text:line-break/><text:line-break/><text:span text:style-name="T2">Note:</text:span> All steps documented here are already made for you, including the example module.<text:line-break/>Just uncomment the lines described here and you're good to go.<text:line-break/><text:line-break/>First step is to create the <text:span text:style-name="T1">YourModuleName.p</text:span>y file containing a wx.Panel class with the GUI stuff and the renaming operation.<text:line-break/>You should save it in the O<text:span text:style-name="T1">perations/</text:span> directory.<text:line-break/>You will need to <text:span text:style-name="T5">import utils</text:span> for the renaming to work.<text:line-break/><text:line-break/>Your panel class should be called <text:span text:style-name="T1">OpPanel</text:span> otherwise it will not work properly.<text:line-break/>Your panel should be initialized like so:<text:line-break/><text:line-break/><text:span text:style-name="T11">def</text:span><text:span text:style-name="T4"> __init__(self, parent, main_window):<text:line-break/> <text:s text:c="3"/>global main<text:line-break/> <text:s text:c="3"/>main = main_window <text:line-break/> <text:s text:c="3"/>global parent<text:line-break/> <text:s text:c="3"/>parent = prnt <text:s text:c="3"/><text:line-break/> <text:s text:c="3"/>self.opsApply = [parent.applyName.GetValue(),<text:line-break/> <text:s text:c="20"/>parent.applyExtension.GetValue()]</text:span><text:line-break/><text:line-break/>To rename, you must make a function in your panel class that has these characteristics:<text:line-break/><text:line-break/><text:span text:style-name="T9"># the renaming function</text:span><text:span text:style-name="T4"><text:line-break/></text:span><text:span text:style-name="T11">def</text:span><text:span text:style-name="T4"> renameItem(self, path, name, ext, original):<text:line-break/> <text:s text:c="3"/>newName = utils.joinExt(self.opsApply,name,ext)<text:line-break/> <text:s text:c="3"/>if not newName:<text:line-break/> <text:s text:c="7"/>return path,name,ext<text:line-break/> <text:s text:c="7"/><text:line-break/> <text:s text:c="3"/></text:span><text:span text:style-name="T9">#== your code START ====================#</text:span><text:span text:style-name="T4"><text:line-break/> <text:s text:c="7"/><text:line-break/> <text:s text:c="3"/>newName = u"it worked"<text:line-break/> <text:s text:c="3"/><text:line-break/> <text:s text:c="3"/></text:span><text:span text:style-name="T9">#== your code END ======================#</text:span><text:span text:style-name="T4"><text:line-break/> <text:s text:c="7"/><text:line-break/> <text:s text:c="3"/></text:span><text:span text:style-name="T9"># apply to name and/or ext</text:span><text:span text:style-name="T4"><text:line-break/> <text:s text:c="3"/>name,ext = utils.splitExt(self.opsApply,newName,name,ext)<text:line-break/> <text:s text:c="3"/><text:line-break/> <text:s text:c="3"/>return path, name, ext</text:span><text:line-break/><text:line-break/><text:span text:style-name="T1">path</text:span> is the path as returned by <text:span text:style-name="T15">os.path.split()[0]</text:span><text:span text:style-name="T7">.</text:span><text:line-break/><text:span text:style-name="T1">name</text:span> is the name as returned by <text:span text:style-name="T15">os.path.split()[1]</text:span><text:span text:style-name="T7">.</text:span><text:line-break/><text:span text:style-name="T1">ext</text:span> is the file extension.<text:line-break/>original is the full path name of the item, before any renaming operations.<text:line-break/><text:line-break/><text:soft-page-break/>newName will be either <text:span text:style-name="T12">name</text:span> or <text:span text:style-name="T15">name + '.' + ext</text:span><text:line-break/><text:line-break/>Input will all be in Unicode, you MUST output to Unicode!<text:line-break/><text:line-break/>If you want to have auto-preview, link the following function to an event (or function) you wish to trigger a preview action:<text:line-break/><text:line-break/><text:span text:style-name="T9"># make event a wx.Event or boolean</text:span><text:span text:style-name="T4"><text:line-break/>main.showPreview(event)</text:span><text:line-break/><text:line-break/><text:line-break/>OK, now to add your module to the application.<text:line-break/><text:line-break/>First step is to <text:span text:style-name="T4">import YourModuleName</text:span> in '<text:span text:style-name="T1">operations/__init__.py</text:span>'.<text:line-break/><text:line-break/>Still in <text:span text:style-name="T1">__init__.py</text:span>, add your module's information to the defs dictionary as follows:<text:line-break/>The key is the name of the operation as you want it to appear to the user, the value is a tuple, the first value is the name of the module, the second is a description that appears to the user.<text:line-break/>The <text:span text:style-name="T3">_()</text:span> wrapper is for the GETTEXT translation system.<text:line-break/><text:line-break/><text:span text:style-name="T4">_(u"your module") : (u"YourModuleName", _(u"Your module's description"))</text:span><text:line-break/><text:line-break/>That's it, I'll take care of the rest ;-)<text:line-break/><text:line-break/><text:span text:style-name="T7">Thou shall not enslave my free program!<text:line-break/>Remember, Métamorphose is licensed under GNU-GPL v3, so if you plan to distribute any modules you make, they must be released under the same license. Personal or organization-internal modifications or additions are exempt from this.<text:line-break/>See 'License' in the 'About' dialog for full legal information.</text:span><text:line-break/><text:line-break/><text:span text:style-name="T8">If you would like me to include your module in the main Métamorphose2 distribution, let me know.<text:line-break/>Infinite fame and glory surely await those that do.</text:span><text:line-break/><text:line-break/>Ianaré Sévi<text:line-break/>ianare@gmail.com<text:line-break/><text:line-break/><text:line-break/><text:line-break/><text:span text:style-name="T7">This document is released under the GNU Free Documentation License v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Ianaré Sévi</meta:initial-creator>
    <meta:creation-date>2008-05-06T23:44:48</meta:creation-date>
    <dc:creator>ianaré sévi</dc:creator>
    <dc:date>2008-12-13T14:19:30</dc:date>
    <meta:editing-cycles>8</meta:editing-cycles>
    <meta:editing-duration>PT26M10S</meta:editing-duration>
    <meta:user-defined meta:name="Info 1"/>
    <meta:user-defined meta:name="Info 2"/>
    <meta:user-defined meta:name="Info 3"/>
    <meta:user-defined meta:name="Info 4"/>
    <meta:document-statistic meta:table-count="0" meta:image-count="0" meta:object-count="0" meta:page-count="2" meta:paragraph-count="1" meta:word-count="511" meta:character-count="3360"/>
  </office:meta>
</office:document-meta>
</file>